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Bitstream Vera Sans" svg:font-family="Bitstream Vera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Standard" style:list-style-name="LFO2" style:family="paragraph"/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2" style:family="paragraph"/>
    <style:style style:name="P16" style:parent-style-name="Standard" style:list-style-name="LFO2" style:family="paragraph"/>
    <style:style style:name="P17" style:parent-style-name="Standard" style:list-style-name="LFO2" style:family="paragraph"/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P20" style:parent-style-name="Standard" style:list-style-name="LFO2" style:family="paragraph"/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list-style-name="LFO3" style:family="paragraph"/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4" style:family="paragraph"/>
    <style:style style:name="P29" style:parent-style-name="Standard" style:list-style-name="LFO4" style:family="paragraph"/>
    <style:style style:name="P30" style:parent-style-name="Standard" style:list-style-name="LFO4" style:family="paragraph"/>
    <style:style style:name="P31" style:parent-style-name="Standard" style:list-style-name="LFO4" style:family="paragraph"/>
    <style:style style:name="P32" style:parent-style-name="Standard" style:list-style-name="LFO4" style:family="paragraph"/>
    <style:style style:name="T33" style:parent-style-name="Policepardéfaut" style:family="text">
      <style:text-properties fo:font-weight="bold" style:font-weight-asian="bold" style:font-weight-complex="bold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T35" style:parent-style-name="Policepardéfaut" style:family="text">
      <style:text-properties fo:font-weight="bold" style:font-weight-asian="bold" style:font-weight-complex="bold"/>
    </style:style>
    <style:style style:name="P36" style:parent-style-name="Standard" style:list-style-name="LFO5" style:family="paragraph"/>
    <style:style style:name="P37" style:parent-style-name="Standard" style:list-style-name="LFO1" style:family="paragraph"/>
    <style:style style:name="P38" style:parent-style-name="Standard" style:list-style-name="LFO1" style:family="paragraph"/>
    <style:style style:name="P39" style:parent-style-name="Standard" style:list-style-name="LFO1" style:family="paragraph"/>
    <style:style style:name="P40" style:parent-style-name="Standard" style:list-style-name="LFO1" style:family="paragraph"/>
    <style:style style:name="P41" style:parent-style-name="Standard" style:list-style-name="LFO1" style:family="paragraph"/>
    <style:style style:name="T42" style:parent-style-name="Policepardéfaut" style:family="text">
      <style:text-properties fo:font-weight="bold" style:font-weight-asian="bold" style:font-weight-complex="bold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Standard" style:list-style-name="LFO1" style:family="paragraph"/>
    <style:style style:name="P45" style:parent-style-name="Standard" style:list-style-name="LFO1" style:family="paragraph"/>
    <style:style style:name="P46" style:parent-style-name="Standard" style:list-style-name="LFO1" style:family="paragraph"/>
    <style:style style:name="P47" style:parent-style-name="Standard" style:list-style-name="LFO1" style:family="paragraph"/>
    <style:style style:name="P48" style:parent-style-name="Standard" style:list-style-name="LFO1" style:family="paragraph"/>
    <style:style style:name="P49" style:parent-style-name="Standard" style:list-style-name="LFO1" style:family="paragraph"/>
    <style:style style:name="P50" style:parent-style-name="Standard" style:list-style-name="LFO6" style:family="paragraph"/>
    <style:style style:name="P51" style:parent-style-name="Standard" style:list-style-name="LFO6" style:family="paragraph"/>
    <style:style style:name="P52" style:parent-style-name="Standard" style:list-style-name="LFO6" style:family="paragraph"/>
    <style:style style:name="P53" style:parent-style-name="Standard" style:list-style-name="LFO6" style:family="paragraph"/>
    <style:style style:name="T54" style:parent-style-name="Policepardéfaut" style:family="text">
      <style:text-properties fo:font-weight="bold" style:font-weight-asian="bold" style:font-weight-complex="bold"/>
    </style:style>
    <style:style style:name="P55" style:parent-style-name="Standard" style:list-style-name="LFO7" style:family="paragraph"/>
    <style:style style:name="P56" style:parent-style-name="Standard" style:list-style-name="LFO1" style:family="paragraph"/>
    <style:style style:name="P57" style:parent-style-name="Standard" style:list-style-name="LFO1" style:family="paragraph"/>
    <style:style style:name="P58" style:parent-style-name="Standard" style:list-style-name="LFO1" style:family="paragraph"/>
    <style:style style:name="P59" style:parent-style-name="Standard" style:list-style-name="LFO1" style:family="paragraph"/>
    <style:style style:name="P60" style:parent-style-name="Standard" style:list-style-name="LFO1" style:family="paragraph"/>
    <style:style style:name="T61" style:parent-style-name="Policepardéfaut" style:family="text">
      <style:text-properties fo:font-weight="bold" style:font-weight-asian="bold" style:font-weight-complex="bold"/>
    </style:style>
    <style:style style:name="P62" style:parent-style-name="Standard" style:list-style-name="LFO1" style:family="paragraph"/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list-style-name="LFO1" style:family="paragraph"/>
    <style:style style:name="P66" style:parent-style-name="Standard" style:list-style-name="LFO1" style:family="paragraph"/>
    <style:style style:name="P67" style:parent-style-name="Standard" style:list-style-name="LFO1" style:family="paragraph"/>
    <style:style style:name="T68" style:parent-style-name="Policepardéfaut" style:family="text">
      <style:text-properties fo:font-weight="bold" style:font-weight-asian="bold" style:font-weight-complex="bold"/>
    </style:style>
    <style:style style:name="P69" style:parent-style-name="Standard" style:list-style-name="LFO1" style:family="paragraph"/>
    <style:style style:name="P70" style:parent-style-name="Standard" style:list-style-name="LFO1" style:family="paragraph"/>
    <style:style style:name="P71" style:parent-style-name="Standard" style:list-style-name="LFO1" style:family="paragraph"/>
    <style:style style:name="P72" style:parent-style-name="Standard" style:list-style-name="LFO1" style:family="paragraph"/>
    <style:style style:name="P73" style:parent-style-name="Standard" style:list-style-name="LFO1" style:family="paragraph"/>
    <style:style style:name="P74" style:parent-style-name="Standard" style:list-style-name="LFO1" style:family="paragraph"/>
    <style:style style:name="P75" style:parent-style-name="Standard" style:list-style-name="LFO1" style:family="paragraph"/>
  </office:automatic-styles>
  <office:body>
    <office:text text:use-soft-page-breaks="true">
      <text:p text:style-name="P1">Use case :</text:p>
      <text:p text:style-name="Standard"/>
      <text:p text:style-name="P2">Un cadre infirmier veut ajouter un dossier pour un patient :</text:p>
      <text:p text:style-name="Standard">Mr.<text:s/>Bip souhaite <text:s/>ajouter un dossier pour son patient Mr.Sick pour cela il se connecte à l'application<text:s/>Care@Home<text:s/>avec ses identifiant et mot de passe. Il arrive sur la page d'accueil où il a la possibilité de :</text:p>
      <text:list text:style-name="LFO1" text:continue-numbering="true">
        <text:list-item>
          <text:p text:style-name="P3">Ajouter un dossier d'un patient</text:p>
        </text:list-item>
        <text:list-item>
          <text:p text:style-name="P4">Affecter les tournées aux personnels soignants</text:p>
        </text:list-item>
        <text:list-item>
          <text:p text:style-name="P5">Parcourir la liste<text:s/>des patients</text:p>
        </text:list-item>
        <text:list-item>
          <text:p text:style-name="P6">Avoir une vue de l'activité d'un personnel soignant ou des<text:s/>passages chez un patient</text:p>
        </text:list-item>
        <text:list-item>
          <text:p text:style-name="P7">D'évaluer<text:s/>les patients<text:s/>avec une périodicité annuelle.</text:p>
        </text:list-item>
        <text:list-item>
          <text:p text:style-name="P8">D'évaluer les personnels soignants</text:p>
        </text:list-item>
      </text:list>
      <text:p text:style-name="Standard"/>
      <text:p text:style-name="Standard">Il choisit d'ajouter un nouveau dossier pour son patient, il arrive sur la page d'ajout de dossier où il doit remplir certaines informations :</text:p>
      <text:list text:style-name="LFO2" text:continue-numbering="true">
        <text:list-item>
          <text:p text:style-name="P9">Son nom</text:p>
        </text:list-item>
        <text:list-item>
          <text:p text:style-name="P10">Son prénom</text:p>
        </text:list-item>
        <text:list-item>
          <text:p text:style-name="P11">Sa date de naissance</text:p>
        </text:list-item>
        <text:list-item>
          <text:p text:style-name="P12">Son numéro de sécurité social</text:p>
        </text:list-item>
        <text:list-item>
          <text:p text:style-name="P13">Son adresse</text:p>
        </text:list-item>
        <text:list-item>
          <text:p text:style-name="P14">Son numéro de téléphone</text:p>
        </text:list-item>
        <text:list-item>
          <text:p text:style-name="P15">Le nom du <text:s/>référant du patient</text:p>
        </text:list-item>
        <text:list-item>
          <text:p text:style-name="P16">Le numéro de la clé détenu par le Service de Soins Infirmiers à Domicile</text:p>
        </text:list-item>
        <text:list-item>
          <text:p text:style-name="P17">Son médecin</text:p>
        </text:list-item>
        <text:list-item>
          <text:p text:style-name="P18">Sa<text:s/>pharmacie</text:p>
        </text:list-item>
        <text:list-item>
          <text:p text:style-name="P19">Son laboratoire</text:p>
        </text:list-item>
        <text:list-item>
          <text:p text:style-name="P20">Les jours d'intervention avec l'intervenant</text:p>
        </text:list-item>
      </text:list>
      <text:p text:style-name="Standard"/>
      <text:p text:style-name="Standard">Il valide enfin les informations qu'il a<text:s/>saisies<text:s/>et se déconnecte de l'application.</text:p>
      <text:p text:style-name="Standard"/>
      <text:p text:style-name="Standard"/>
      <text:p text:style-name="Standard"/>
      <text:p text:style-name="P21">Un cadre infirmier veut affecter les tournées aux personnels soignants :</text:p>
      <text:p text:style-name="Standard">Mr.<text:s/>Bip souhaite <text:s/>affecter<text:s/>les tournées de son personnel soignant pour cela il se connecte à l'application<text:s/>Care@Home<text:s/>avec ses identifiant et mot de passe. Il arrive sur la page d'accueil où il a la possibilité de :</text:p>
      <text:list text:style-name="LFO1">
        <text:list-item>
          <text:p text:style-name="P22">Ajouter un dossier d'un patient</text:p>
        </text:list-item>
        <text:list-item>
          <text:p text:style-name="P23">Affecter les tournées aux personnels soignants</text:p>
        </text:list-item>
        <text:list-item>
          <text:p text:style-name="P24">Parcourir la liste<text:s/>des patients</text:p>
        </text:list-item>
        <text:list-item>
          <text:p text:style-name="P25">Avoir une vue de l'activité d'un personnel soignant ou des<text:s/>passages chez un patient</text:p>
        </text:list-item>
        <text:list-item>
          <text:p text:style-name="P26">D'évaluer<text:s/>les patients<text:s/>avec une périodicité annuelle</text:p>
        </text:list-item>
        <text:list-item>
          <text:p text:style-name="P27">D'évaluer les personnels soignants</text:p>
        </text:list-item>
      </text:list>
      <text:p text:style-name="Standard"/>
      <text:p text:style-name="Standard">Il choisit d'affecter les tournées aux personnels soignants, il arrive sur la page de gestion des tournées où il doit remplir certaines informations :</text:p>
      <text:list text:style-name="LFO4" text:continue-numbering="true">
        <text:list-item>
          <text:p text:style-name="P28">Nom du patient</text:p>
        </text:list-item>
        <text:list-item>
          <text:p text:style-name="P29">Nom du ou des personnels soignants</text:p>
        </text:list-item>
        <text:list-item>
          <text:p text:style-name="P30">Jour de l'intervention en indiquant si c'est en première ou en seconde partie de journée</text:p>
        </text:list-item>
        <text:list-item>
          <text:p text:style-name="P31">Indiquer<text:s/>s’il y a une récurrence dans les dates (par semaine, mois, etc....)</text:p>
        </text:list-item>
        <text:list-item>
          <text:p text:style-name="P32">La priorité du patient</text:p>
        </text:list-item>
      </text:list>
      <text:p text:style-name="Standard"/>
      <text:p text:style-name="Standard"><text:s/>Il valide enfin les informations qu'il a<text:s/>saisies<text:s/>et se déconnecte de l'application.</text:p>
      <text:p text:style-name="Standard"/>
      <text:p text:style-name="Standard"/>
      <text:p text:style-name="Standard"><text:span text:style-name="T33">Un cadre infirmier veut parcourir la liste des patient</text:span><text:span text:style-name="T34">s</text:span><text:span text:style-name="T35">:</text:span></text:p>
      <text:p text:style-name="Standard">Mr.<text:s/>Bip souhaite<text:s/>parcourir la liste des patients pour cela il se connecte à l'application<text:s/>Care@Home<text:s/>avec ses identifiant et mot de passe. Il arrive sur la page d'accueil où il a la possibilité de :</text:p>
      <text:list text:style-name="LFO1">
        <text:list-item>
          <text:p text:style-name="P36">Ajouter un dossier d'un patient</text:p>
        </text:list-item>
        <text:list-item>
          <text:p text:style-name="P37">Affecter les tournées aux personnels soignants</text:p>
        </text:list-item>
        <text:list-item>
          <text:p text:style-name="P38">Parcourir la liste<text:s/>des patients</text:p>
        </text:list-item>
        <text:list-item>
          <text:p text:style-name="P39">Avoir une vue de l'activité<text:s/>d'un personnel soignant ou des<text:s/>passages chez un patient</text:p>
        </text:list-item>
        <text:list-item>
          <text:p text:style-name="P40">D'évaluer<text:s/>les patients<text:s/>avec une périodicité annuelle.</text:p>
        </text:list-item>
        <text:list-item>
          <text:p text:style-name="P41">D'évaluer les personnels soignants</text:p>
        </text:list-item>
      </text:list>
      <text:p text:style-name="Standard"/>
      <text:p text:style-name="Standard">Il choisit de parcourir la liste des<text:s/>patients, il arrive sur la page d'affichage des patients.</text:p>
      <text:p text:style-name="Standard">Il peut alors cliquer sur l'un des patients pour avoir des informations plus précises sur celui-ci.</text:p>
      <text:p text:style-name="Standard">Une fois qu'il a terminé de visualisé ce qu'il souhaitait, le cadre se déconnecte.</text:p>
      <text:p text:style-name="Standard"/>
      <text:p text:style-name="Standard"/>
      <text:p text:style-name="Standard"/>
      <text:p text:style-name="Standard"><text:span text:style-name="T42">Un cadre inf</text:span><text:span text:style-name="T43">irmier veut avoir une vue de l'activité d'un personnel soignant ou des des passages chez un patient :</text:span></text:p>
      <text:p text:style-name="Standard">Mr.<text:s/>Bip souhaite avoir une vue de l'activité d'un personnel soignant (Mr House) pour cela il se connecte à l'application<text:s/>Care@Home<text:s/>avec ses identifiant et<text:s/>mot de passe. Il arrive sur la page d'accueil où il a la possibilité de :</text:p>
      <text:list text:style-name="LFO1" text:continue-numbering="true">
        <text:list-item>
          <text:p text:style-name="P44">Ajouter un dossier d'un patient</text:p>
        </text:list-item>
        <text:list-item>
          <text:p text:style-name="P45">Affecter les tournées aux personnels soignants</text:p>
        </text:list-item>
        <text:list-item>
          <text:p text:style-name="P46">Parcourir la liste<text:s/>des patients</text:p>
        </text:list-item>
        <text:list-item>
          <text:p text:style-name="P47">Avoir une vue de l'activité d'un personnel soignant ou des<text:s/>passages<text:s/>chez un patient</text:p>
        </text:list-item>
        <text:list-item>
          <text:p text:style-name="P48">D'évaluer<text:s/>les patients<text:s/>avec une périodicité annuelle.</text:p>
        </text:list-item>
        <text:list-item>
          <text:p text:style-name="P49">D'évaluer les personnels soignants</text:p>
        </text:list-item>
      </text:list>
      <text:p text:style-name="Standard"/>
      <text:p text:style-name="Standard">Il choisit d'avoir une vue de l'activité d'un personnel soignant ou des<text:s/>passages chez un patient</text:p>
      <text:p text:style-name="Standard">Dans cette page, il devra tout d'abord indiquer le nom du personnel soignant dont il souhaite consulter l'activité.</text:p>
      <text:p text:style-name="Standard">L'infirmier pourra alors choisir le mode de vue qu'il souhaite entre 4 possibilités :</text:p>
      <text:list text:style-name="LFO6" text:continue-numbering="true">
        <text:list-item>
          <text:p text:style-name="P50">Quotidienne</text:p>
        </text:list-item>
        <text:list-item>
          <text:p text:style-name="P51">Hebdomadaire</text:p>
        </text:list-item>
        <text:list-item>
          <text:p text:style-name="P52">Mensuelle</text:p>
        </text:list-item>
        <text:list-item>
          <text:p text:style-name="P53">Annuelle</text:p>
        </text:list-item>
      </text:list>
      <text:p text:style-name="Standard">Il choisit alors le mode mensuel et l'application lui<text:s/>affiche le graphe d'activité de son personnel soignant.</text:p>
      <text:p text:style-name="Standard">Il peut ensuite se déconnecter de l'application.</text:p>
      <text:p text:style-name="Standard"/>
      <text:p text:style-name="Standard"/>
      <text:p text:style-name="Standard"><text:span text:style-name="T54">Un cadre infirmier veut évaluer un patient avec une périodicité annuelle :</text:span></text:p>
      <text:p text:style-name="Standard">Mr.<text:s/>Bip souhaite évaluer un patient (Mr Jimmy) pour cela il se connecte à l'application<text:s/>Care@Home<text:s/>avec ses identifiant et mot de passe. Il arrive sur la page d'accueil où il a la possibilité de :</text:p>
      <text:list text:style-name="LFO1">
        <text:list-item>
          <text:p text:style-name="P55">Ajouter un dossier d'un patient</text:p>
        </text:list-item>
        <text:list-item>
          <text:p text:style-name="P56">Affecter les tournées aux personnels soignants</text:p>
        </text:list-item>
        <text:list-item>
          <text:p text:style-name="P57">Parcourir la liste<text:s/>des patients</text:p>
        </text:list-item>
        <text:list-item>
          <text:p text:style-name="P58">Avoir une vue de l'activité<text:s/>d'un personnel soignant ou des<text:s/>passages chez un patient</text:p>
        </text:list-item>
        <text:list-item>
          <text:p text:style-name="P59">D'évaluer<text:s/>les patients<text:s/>avec une périodicité annuelle.</text:p>
        </text:list-item>
        <text:list-item>
          <text:p text:style-name="P60">D'évaluer les personnels soignants</text:p>
        </text:list-item>
      </text:list>
      <text:p text:style-name="Standard"/>
      <text:p text:style-name="Standard">Il choisit d'évaluer les patients avec une périodicité annuelle. Il arrive donc sur la page d'évaluation de patient.</text:p>
      <text:p text:style-name="Standard">Il décrit alors l'évaluation qu'il souhaite.</text:p>
      <text:p text:style-name="Standard">Il peut alors valider et se déconnecter.</text:p>
      <text:p text:style-name="Standard"/>
      <text:p text:style-name="Standard"/>
      <text:p text:style-name="Standard"/>
      <text:p text:style-name="Standard"><text:span text:style-name="T61">Un cadre infirmier veut évaluer un personnel soignant :</text:span></text:p>
      <text:p text:style-name="Standard">Mr.<text:s/>Bip souhaite évaluer un personnel soignant (Mme Cuddy) pour cela il se connecte à l'application<text:s/>Care@Home<text:s/>avec ses identifiant et mot de passe. Il arrive sur la page d'accueil où il a la possibilité de :</text:p>
      <text:list text:style-name="LFO1" text:continue-numbering="true">
        <text:list-item>
          <text:p text:style-name="P62">Ajouter un dossier d'un patient</text:p>
        </text:list-item>
        <text:list-item>
          <text:p text:style-name="P63">Affecter les tournées aux personnels soignants</text:p>
        </text:list-item>
        <text:list-item>
          <text:p text:style-name="P64">Parcourir la liste<text:s/>des patients</text:p>
        </text:list-item>
        <text:list-item>
          <text:p text:style-name="P65">Avoir une vue de l'activité d'un<text:s/>personnel soignant ou des<text:s/>passages chez un patient</text:p>
        </text:list-item>
        <text:list-item>
          <text:p text:style-name="P66">D'évaluer<text:s/>les patients<text:s/>avec une périodicité annuelle.</text:p>
        </text:list-item>
        <text:list-item>
          <text:p text:style-name="P67">D'évaluer les personnels soignants</text:p>
        </text:list-item>
      </text:list>
      <text:p text:style-name="Standard"/>
      <text:p text:style-name="Standard">Il choisit d'évaluer les personnels soignants.</text:p>
      <text:p text:style-name="Standard">Il indique tout d'abord le nom du personnel, c'est à dire Mme Cuddy.</text:p>
      <text:p text:style-name="Standard">Puis il indique l'évaluation qu'il va affecter à cette personne.</text:p>
      <text:p text:style-name="Standard">Il valide puis se déconnecte.</text:p>
      <text:p text:style-name="Standard"/>
      <text:p text:style-name="Standard"/>
      <text:p text:style-name="Standard"/>
      <text:p text:style-name="Standard"><text:span text:style-name="T68">Un responsable veut évaluer un cadre infirmier :</text:span></text:p>
      <text:p text:style-name="Standard">Mr.<text:s/>Clamp souhaite évaluer un personnel soignant (Mr.<text:s/>Heart) pour cela il se connecte à l'application Care@Home avec ses identifiant et mot de passe. Il arrive sur la page d'accueil où il a la possibilité de :</text:p>
      <text:list text:style-name="LFO1" text:continue-numbering="true">
        <text:list-item>
          <text:p text:style-name="P69">Ajouter un dossier d'un patient</text:p>
        </text:list-item>
        <text:list-item>
          <text:p text:style-name="P70">Affecter les tournées aux personnels soignants</text:p>
        </text:list-item>
        <text:list-item>
          <text:p text:style-name="P71">Parcourir la liste des patients</text:p>
        </text:list-item>
        <text:list-item>
          <text:p text:style-name="P72">Avoir une vue de l'activité d'un personnel soignant ou des passages chez un patient</text:p>
        </text:list-item>
        <text:list-item>
          <text:p text:style-name="P73">D'évaluer les patients avec une périodicité annuelle.</text:p>
        </text:list-item>
        <text:list-item>
          <text:p text:style-name="P74">D'évaluer les personnels soignants</text:p>
        </text:list-item>
        <text:list-item>
          <text:p text:style-name="P75">D'évaluer les cadres infirmiers</text:p>
        </text:list-item>
      </text:list>
      <text:p text:style-name="Standard"/>
      <text:p text:style-name="Standard">Il choisit d'évaluer les cadres infirmiers.</text:p>
      <text:p text:style-name="Standard">Il indique tout d'abord le nom du<text:s/>cadre, c’est-à-dire Mr. Heart.</text:p>
      <text:p text:style-name="Standard">Puis il indique l'évaluation qu'il va affecter à cette personne.</text:p>
      <text:p text:style-name="Standard">Il valide puis se déconnecte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Bitstream Vera Sans" svg:font-family="Bitstream Vera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Bitstream Vera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ETIT ANTHONY</meta:initial-creator>
    <dc:creator>Anthony</dc:creator>
    <meta:creation-date>2013-01-28T14:58:00Z</meta:creation-date>
    <dc:date>2013-01-30T12:38:00Z</dc:date>
    <meta:template xlink:href="Normal.dotm" xlink:type="simple"/>
    <meta:editing-cycles>46</meta:editing-cycles>
    <meta:editing-duration>PT4860S</meta:editing-duration>
    <meta:document-statistic meta:page-count="3" meta:paragraph-count="12" meta:word-count="985" meta:character-count="6396" meta:row-count="45" meta:non-whitespace-character-count="5423"/>
  </office:meta>
</office:document-meta>
</file>